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7:04:44.32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7:14:36.958000000</dc:date>
    <meta:editing-duration>PT6H24M46S</meta:editing-duration>
    <meta:editing-cycles>110</meta:editing-cycles>
    <meta:document-statistic meta:table-count="2" meta:cell-count="36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    	'
    	' Check Export Flag
    	'
    	If sheet.getCellByPosition( StartX, i ).String = "x" Then
    		GoTo Continue
    	EndIf
    	
    	
    	'
    	' Empty is End
    	'
    	If sheet.getCellByPosition( key_index, i ).String = "" Then
    		Exit For
    	EndIf
    	
    	
    	'
    	' Title : [ Key Title, Sub Title ] or [ Key Title ]
    	'
    	If sheet.getCellByPosition( sub_index, i ).String = "" Then
    		title = _
    				"[" _
	    		&amp; 	sheet.getCellByPosition( key_index, i ).String _
    			&amp;	"]"
    	Else
    		title = _
    				"[" _
	    		&amp; 	sheet.getCellByPosition( key_index, i ).String _
	    		&amp; 	" | " _
	    		&amp; 	sheet.getCellByPosition( sub_index, i ).String _
    			&amp;	"]"
    	EndIf
    	
    	
    	'
    	' Build Info
    	'
    	result = _
    			"####" _
    		&amp; 	" " _
    		&amp; 	title _
    		&amp; 	"( " _
    		&amp;  		sheet.getCellByPosition( 3, i ).String _
    		&amp; 	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
    	'
    	'
    	'
    	out_file.WriteLine( result )
    	'MsgBox( result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    '
    ' Max X, Y
    '
    Dim active_area as Size
    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
	ERROR_END:
    
    
	'
	' File Close
	'
    pf.CloseFile()
    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